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83cm" svg:height="6.845cm" svg:x="2.758cm" svg:y="2.018cm" svg:viewBox="0 0 4484 6846" svg:d="M3739 303c5-238 680-452 710-167 37 1304 43 3741 23 4651s-933 1870-2241 2037c-1307 167-2250-628-2231-1938s55-3319 33-4308c11-250 714-288 706-118-8 781-95 2980-116 4115s977 1763 1995 1458c1017-305 1232-644 1256-1261 23-616-85-3596-135-4469z">
          <text:p/>
        </draw:path>
        <draw:path draw:style-name="gr2" draw:text-style-name="P1" draw:layer="layout" svg:width="0.902cm" svg:height="0.661cm" draw:transform="rotate (-2.15687788961459) translate (3.62579114539899cm 2.4699614417958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rotate (-2.15687788961459) translate (7.33162447873229cm 2.1707947751291cm)" svg:viewBox="0 0 903 662" svg:d="M527 644c137-64 329-219 367-367 35-139-27-185-184-243-155-57-351-32-459-3-276 72-309 187-173 370 136 181 313 308 449 243z">
          <text:p/>
        </draw:path>
        <draw:path draw:style-name="gr3" draw:text-style-name="P1" draw:layer="layout" svg:width="1.339cm" svg:height="1.577cm" draw:transform="rotate (0.725184304203644) translate (3.75993915438499cm 1.4391585090682cm)" svg:viewBox="0 0 1340 1578" svg:d="M0 244c-3 172 331 1063 560 1269 230 205 931-120 751-330-181-211-426-972-433-1123-6-152-875 13-878 184z">
          <text:p/>
        </draw:path>
        <draw:path draw:style-name="gr2" draw:text-style-name="P1" draw:layer="layout" svg:width="0.903cm" svg:height="0.661cm" draw:transform="rotate (-2.15757602131539) translate (4.634824440438cm 1.0174484371657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835cm" svg:height="0.55cm" draw:transform="skewX (-0.0013962634015955) rotate (-2.15705242253979) translate (5.80736597627599cm 1.6195983539643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19:25:13.027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